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ef921" officeooo:paragraph-rsid="001ef921"/>
    </style:style>
    <style:style style:name="P2" style:family="paragraph" style:parent-style-name="Standard">
      <style:paragraph-properties fo:line-height="150%" fo:text-align="start" style:justify-single-word="false"/>
      <style:text-properties fo:color="#00508f" style:font-name="Arial" officeooo:rsid="001ef921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Arial" fo:font-style="italic" style:text-underline-style="solid" style:text-underline-width="auto" style:text-underline-color="font-color" officeooo:rsid="001ef921" style:font-style-asian="italic" style:font-style-complex="italic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Arial" fo:font-size="14pt" officeooo:rsid="001ef921" fo:background-color="transparen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Arial" officeooo:rsid="004eb6ad" officeooo:paragraph-rsid="004eb6ad"/>
    </style:style>
    <style:style style:name="P6" style:family="paragraph" style:parent-style-name="Standard">
      <style:paragraph-properties fo:line-height="150%"/>
      <style:text-properties style:font-name="Arial" officeooo:rsid="004eb6ad" officeooo:paragraph-rsid="005c4e3e"/>
    </style:style>
    <style:style style:name="P7" style:family="paragraph" style:parent-style-name="Standard">
      <style:paragraph-properties fo:line-height="150%"/>
      <style:text-properties style:font-name="Arial" officeooo:rsid="004eb6ad" officeooo:paragraph-rsid="0061fef1"/>
    </style:style>
    <style:style style:name="P8" style:family="paragraph" style:parent-style-name="Standard">
      <style:paragraph-properties fo:line-height="150%"/>
      <style:text-properties style:font-name="Arial" officeooo:rsid="004eb6ad" officeooo:paragraph-rsid="0062003b"/>
    </style:style>
    <style:style style:name="P9" style:family="paragraph" style:parent-style-name="Standard">
      <style:paragraph-properties fo:line-height="150%"/>
      <style:text-properties style:font-name="Arial" officeooo:rsid="004eb6ad" officeooo:paragraph-rsid="0062cce7"/>
    </style:style>
    <style:style style:name="P10" style:family="paragraph" style:parent-style-name="Standard">
      <style:paragraph-properties fo:line-height="150%"/>
      <style:text-properties style:font-name="Arial" officeooo:rsid="00507035" officeooo:paragraph-rsid="00507035"/>
    </style:style>
    <style:style style:name="P11" style:family="paragraph" style:parent-style-name="Standard">
      <style:paragraph-properties fo:line-height="150%"/>
      <style:text-properties style:font-name="Arial" officeooo:rsid="00507035" officeooo:paragraph-rsid="005c983e"/>
    </style:style>
    <style:style style:name="P12" style:family="paragraph" style:parent-style-name="Standard">
      <style:paragraph-properties fo:line-height="150%"/>
      <style:text-properties style:font-name="Arial" officeooo:rsid="00507035" officeooo:paragraph-rsid="0064166a"/>
    </style:style>
    <style:style style:name="P13" style:family="paragraph" style:parent-style-name="Standard">
      <style:paragraph-properties fo:line-height="150%"/>
      <style:text-properties style:font-name="Arial" officeooo:rsid="00507035" officeooo:paragraph-rsid="00651aa3"/>
    </style:style>
    <style:style style:name="P14" style:family="paragraph" style:parent-style-name="Standard">
      <style:paragraph-properties fo:line-height="150%"/>
      <style:text-properties style:font-name="Arial" officeooo:rsid="0051f8af" officeooo:paragraph-rsid="0051f8af"/>
    </style:style>
    <style:style style:name="P15" style:family="paragraph" style:parent-style-name="Standard">
      <style:paragraph-properties fo:line-height="150%"/>
      <style:text-properties style:font-name="Arial" officeooo:rsid="0051f8af" officeooo:paragraph-rsid="00655798"/>
    </style:style>
    <style:style style:name="P16" style:family="paragraph" style:parent-style-name="Standard">
      <style:paragraph-properties fo:line-height="150%"/>
      <style:text-properties style:font-name="Arial" officeooo:rsid="005233d8" officeooo:paragraph-rsid="0051f8af"/>
    </style:style>
    <style:style style:name="P17" style:family="paragraph" style:parent-style-name="Standard">
      <style:paragraph-properties fo:line-height="150%"/>
      <style:text-properties style:font-name="Arial" officeooo:rsid="0053ead7" officeooo:paragraph-rsid="0053ead7"/>
    </style:style>
    <style:style style:name="P18" style:family="paragraph" style:parent-style-name="Standard">
      <style:paragraph-properties fo:line-height="150%"/>
      <style:text-properties style:font-name="Arial" officeooo:rsid="0053ead7" officeooo:paragraph-rsid="0064166a"/>
    </style:style>
    <style:style style:name="P19" style:family="paragraph" style:parent-style-name="Standard">
      <style:paragraph-properties fo:line-height="150%"/>
      <style:text-properties style:font-name="Arial" fo:font-weight="bold" officeooo:rsid="004eb6ad" officeooo:paragraph-rsid="0062003b" style:font-weight-asian="bold" style:font-weight-complex="bold"/>
    </style:style>
    <style:style style:name="P20" style:family="paragraph" style:parent-style-name="Standard">
      <style:paragraph-properties fo:line-height="150%"/>
      <style:text-properties style:font-name="Arial" fo:font-weight="bold" officeooo:rsid="004eb6ad" officeooo:paragraph-rsid="0061fef1" style:font-weight-asian="bold" style:font-weight-complex="bold"/>
    </style:style>
    <style:style style:name="P21" style:family="paragraph" style:parent-style-name="Standard">
      <style:paragraph-properties fo:line-height="150%"/>
      <style:text-properties style:font-name="Arial" fo:font-weight="bold" officeooo:rsid="00507035" officeooo:paragraph-rsid="0064166a" style:font-weight-asian="bold" style:font-weight-complex="bold"/>
    </style:style>
    <style:style style:name="P22" style:family="paragraph" style:parent-style-name="Standard">
      <style:paragraph-properties fo:line-height="150%"/>
      <style:text-properties style:font-name="Arial" fo:font-weight="bold" officeooo:rsid="00507035" officeooo:paragraph-rsid="00651aa3" style:font-weight-asian="bold" style:font-weight-complex="bold"/>
    </style:style>
    <style:style style:name="P23" style:family="paragraph" style:parent-style-name="Standard">
      <style:paragraph-properties fo:line-height="150%"/>
      <style:text-properties style:font-name="Arial" fo:font-weight="bold" officeooo:rsid="0051f8af" officeooo:paragraph-rsid="00655798" style:font-weight-asian="bold" style:font-weight-complex="bold"/>
    </style:style>
    <style:style style:name="P24" style:family="paragraph" style:parent-style-name="Standard">
      <style:paragraph-properties fo:line-height="150%"/>
      <style:text-properties style:font-name="Arial" fo:font-weight="bold" officeooo:rsid="005233d8" officeooo:paragraph-rsid="005233d8" style:font-weight-asian="bold" style:font-weight-complex="bold"/>
    </style:style>
    <style:style style:name="P25" style:family="paragraph" style:parent-style-name="Standard">
      <style:paragraph-properties fo:line-height="150%"/>
      <style:text-properties style:font-name="Arial" fo:font-weight="bold" officeooo:rsid="0053ead7" officeooo:paragraph-rsid="0053ead7" style:font-weight-asian="bold" style:font-weight-complex="bold"/>
    </style:style>
    <style:style style:name="P26" style:family="paragraph" style:parent-style-name="Standard">
      <style:paragraph-properties fo:line-height="150%"/>
      <style:text-properties style:font-name="Arial" fo:font-size="11pt" fo:font-weight="bold" officeooo:rsid="004eb6ad" officeooo:paragraph-rsid="0062cce7" style:font-size-asian="11pt" style:font-weight-asian="bold" style:font-size-complex="11pt" style:font-weight-complex="bold"/>
    </style:style>
    <style:style style:name="P27" style:family="paragraph" style:parent-style-name="Standard" style:list-style-name="L1">
      <style:paragraph-properties fo:line-height="150%"/>
      <style:text-properties style:font-name="Arial" officeooo:rsid="0059cd62" officeooo:paragraph-rsid="006cd346"/>
    </style:style>
    <style:style style:name="P28" style:family="paragraph" style:parent-style-name="Standard">
      <style:paragraph-properties fo:margin-left="1.251cm" fo:margin-right="0cm" fo:line-height="150%" fo:text-indent="0cm" style:auto-text-indent="false"/>
      <style:text-properties style:font-name="Arial" officeooo:rsid="00549f80" officeooo:paragraph-rsid="00549f80"/>
    </style:style>
    <style:style style:name="P29" style:family="paragraph" style:parent-style-name="Standard">
      <style:paragraph-properties fo:margin-left="1.251cm" fo:margin-right="0cm" fo:line-height="150%" fo:text-indent="0cm" style:auto-text-indent="false"/>
      <style:text-properties style:font-name="Arial" officeooo:rsid="00586c33" officeooo:paragraph-rsid="00549f80"/>
    </style:style>
    <style:style style:name="P30" style:family="paragraph" style:parent-style-name="Standard">
      <style:paragraph-properties fo:margin-left="1.251cm" fo:margin-right="0cm" fo:line-height="150%" fo:text-indent="0cm" style:auto-text-indent="false"/>
      <style:text-properties style:font-name="Arial" officeooo:rsid="0053ead7" officeooo:paragraph-rsid="0053ead7"/>
    </style:style>
    <style:style style:name="P31" style:family="paragraph" style:parent-style-name="Standard">
      <style:paragraph-properties fo:margin-left="1.251cm" fo:margin-right="0cm" fo:line-height="150%" fo:text-indent="0cm" style:auto-text-indent="false"/>
      <style:text-properties style:font-name="Arial" officeooo:rsid="00507035" officeooo:paragraph-rsid="0051bba0"/>
    </style:style>
    <style:style style:name="P32" style:family="paragraph" style:parent-style-name="Standard">
      <style:paragraph-properties fo:margin-left="1.251cm" fo:margin-right="0cm" fo:line-height="150%" fo:text-indent="0cm" style:auto-text-indent="false"/>
      <style:text-properties style:font-name="Arial" officeooo:rsid="00507035" officeooo:paragraph-rsid="0051f8af"/>
    </style:style>
    <style:style style:name="P33" style:family="paragraph" style:parent-style-name="Standard">
      <style:paragraph-properties fo:margin-left="0cm" fo:margin-right="0cm" fo:line-height="150%" fo:text-indent="0cm" style:auto-text-indent="false"/>
      <style:text-properties style:font-name="Arial" officeooo:rsid="00586c33" officeooo:paragraph-rsid="00586c33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style:font-name="Arial" officeooo:rsid="0059cd62" officeooo:paragraph-rsid="006c3b13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style:font-name="Arial" fo:font-weight="bold" officeooo:rsid="0059cd62" officeooo:paragraph-rsid="006bc030" style:font-weight-asian="bold" style:font-weight-complex="bold"/>
    </style:style>
    <style:style style:name="T1" style:family="text">
      <style:text-properties fo:color="#0066b3"/>
    </style:style>
    <style:style style:name="T2" style:family="text">
      <style:text-properties fo:color="#08ac5e"/>
    </style:style>
    <style:style style:name="T3" style:family="text">
      <style:text-properties fo:color="#08ac5e" officeooo:rsid="006f75f4"/>
    </style:style>
    <style:style style:name="T4" style:family="text">
      <style:text-properties fo:color="#ed1c24"/>
    </style:style>
    <style:style style:name="T5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ed1c24" style:text-underline-style="solid" style:text-underline-width="auto" style:text-underline-color="font-color" fo:font-weight="bold" officeooo:rsid="005c983e" style:font-weight-asian="bold" style:font-weight-complex="bold"/>
    </style:style>
    <style:style style:name="T7" style:family="text">
      <style:text-properties fo:color="#ed1c24" style:text-underline-style="solid" style:text-underline-width="auto" style:text-underline-color="font-color" fo:font-weight="bold" officeooo:rsid="005c4e3e" style:font-weight-asian="bold" style:font-weight-complex="bold"/>
    </style:style>
    <style:style style:name="T8" style:family="text">
      <style:text-properties fo:color="#ed1c24" officeooo:rsid="00613b87"/>
    </style:style>
    <style:style style:name="T9" style:family="text">
      <style:text-properties fo:color="#aa55a1"/>
    </style:style>
    <style:style style:name="T10" style:family="text">
      <style:text-properties fo:color="#aa55a1" officeooo:rsid="002db502"/>
    </style:style>
    <style:style style:name="T11" style:family="text">
      <style:text-properties fo:color="#aa55a1" officeooo:rsid="005c4e3e"/>
    </style:style>
    <style:style style:name="T12" style:family="text">
      <style:text-properties fo:color="#aa55a1" officeooo:rsid="005c983e"/>
    </style:style>
    <style:style style:name="T13" style:family="text">
      <style:text-properties officeooo:rsid="004a8efb"/>
    </style:style>
    <style:style style:name="T14" style:family="text">
      <style:text-properties officeooo:rsid="0051bba0"/>
    </style:style>
    <style:style style:name="T15" style:family="text">
      <style:text-properties officeooo:rsid="00549f80"/>
    </style:style>
    <style:style style:name="T16" style:family="text">
      <style:text-properties officeooo:rsid="0058077c"/>
    </style:style>
    <style:style style:name="T17" style:family="text">
      <style:text-properties officeooo:rsid="0059cd62"/>
    </style:style>
    <style:style style:name="T18" style:family="text">
      <style:text-properties officeooo:rsid="005a86ee"/>
    </style:style>
    <style:style style:name="T19" style:family="text">
      <style:text-properties officeooo:rsid="005c4e3e"/>
    </style:style>
    <style:style style:name="T20" style:family="text">
      <style:text-properties officeooo:rsid="005c983e"/>
    </style:style>
    <style:style style:name="T21" style:family="text">
      <style:text-properties officeooo:rsid="005ccd31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5eaad7"/>
    </style:style>
    <style:style style:name="T24" style:family="text">
      <style:text-properties officeooo:rsid="005eaad7"/>
    </style:style>
    <style:style style:name="T25" style:family="text">
      <style:text-properties fo:color="#000000" officeooo:rsid="00613b87"/>
    </style:style>
    <style:style style:name="T26" style:family="text">
      <style:text-properties fo:color="#000000" officeooo:rsid="00655798"/>
    </style:style>
    <style:style style:name="T27" style:family="text">
      <style:text-properties officeooo:rsid="0061fef1"/>
    </style:style>
    <style:style style:name="T28" style:family="text">
      <style:text-properties officeooo:rsid="0062003b"/>
    </style:style>
    <style:style style:name="T29" style:family="text">
      <style:text-properties officeooo:rsid="0062cce7"/>
    </style:style>
    <style:style style:name="T30" style:family="text">
      <style:text-properties officeooo:rsid="0064166a"/>
    </style:style>
    <style:style style:name="T31" style:family="text">
      <style:text-properties officeooo:rsid="00655798"/>
    </style:style>
    <style:style style:name="T32" style:family="text">
      <style:text-properties officeooo:rsid="0066885b"/>
    </style:style>
    <style:style style:name="T33" style:family="text">
      <style:text-properties officeooo:rsid="006a3743"/>
    </style:style>
    <style:style style:name="T34" style:family="text">
      <style:text-properties officeooo:rsid="006b7439"/>
    </style:style>
    <style:style style:name="T35" style:family="text">
      <style:text-properties officeooo:rsid="006bc030"/>
    </style:style>
    <style:style style:name="T36" style:family="text">
      <style:text-properties officeooo:rsid="006c3b13"/>
    </style:style>
    <style:style style:name="T37" style:family="text">
      <style:text-properties officeooo:rsid="006cd346"/>
    </style:style>
    <style:style style:name="T38" style:family="text">
      <style:text-properties officeooo:rsid="006d7ad7"/>
    </style:style>
    <style:style style:name="T39" style:family="text">
      <style:text-properties officeooo:rsid="006f75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iterentwicklung Intranet / Startseiten-Mockup</text:p>
      <text:p text:style-name="P3">Zusammenfassung</text:p>
      <text:p text:style-name="P2"/>
      <text:p text:style-name="P1">Datum: <text:span text:style-name="T13">01.10</text:span>.2020</text:p>
      <text:p text:style-name="P1">Teilnehmer: <text:span text:style-name="T4">Christoph Mussenbrock (CM)</text:span>, <text:span text:style-name="T1">Jens Klaiber (JK)</text:span>, <text:span text:style-name="T2">Bartel Pieterse (BP)</text:span>, <text:span text:style-name="T9">Anna Förster (A</text:span><text:span text:style-name="T10">F</text:span><text:span text:style-name="T9">)</text:span></text:p>
      <text:p text:style-name="P5"/>
      <text:p text:style-name="P20">1. <text:span text:style-name="T27">Startseiten-Mockup</text:span></text:p>
      <text:p text:style-name="P7"><text:span text:style-name="T9">AF</text:span> stellt die einzige Änderung am Startseiten-Mockup seit dem letzten Meeting vor: die angepasste Darstellung de<text:span text:style-name="T18">r</text:span> Bereiche „Neueste Beiträge“, „Kommentare“ und „Newsletter“ <text:span text:style-name="T18">im Intranet-Tab</text:span>. Weitere Änderungen waren aus Zeitgründen nicht möglich.</text:p>
      <text:p text:style-name="P5"><text:span text:style-name="T7">TODO</text:span><text:span text:style-name="T19"> </text:span><text:span text:style-name="T11">AF</text:span><text:span text:style-name="T19">:</text:span> das Layout des Bereiches „Neues vom Intranet-Team“ überarbeiten und mit der Entwicklung der mobilen Darstellung beginnen.</text:p>
      <text:p text:style-name="P5"/>
      <text:p text:style-name="P19">2. <text:span text:style-name="T28">Abteilungshomepages (Infoportale der Abteilungen A-F)</text:span></text:p>
      <text:p text:style-name="P8"><text:span text:style-name="T4">CM:</text:span> Abteilungshomepages sollen überarbeitet werden, weil sie keine einheitliche Form aufweisen. <text:span text:style-name="T2">BP:</text:span> Der Content der Abteilungshomepages ist Aufgabe der jeweiligen Redakteure. Da die einzelnen Abteilungen unterschiedlich groß sind, gibt es bei einigen Abteilungen online deutlich mehr Infos als bei anderen.</text:p>
      <text:p text:style-name="P5"/>
      <text:p text:style-name="P26">3. <text:span text:style-name="T29">Migration des Contents vom jetzigen Intranet (Drupal 7) zum neuen Intranet (Drupal 9)</text:span></text:p>
      <text:p text:style-name="P9">Überlegungen, wie bei der Migration des Intranets <text:span text:style-name="T19">von Drupal 7 auf Drupal 9</text:span> <text:span text:style-name="T19">bei</text:span> den Infoportalen vorgegangen werden soll.</text:p>
      <text:p text:style-name="P6">Idee/Vorschlag von <text:span text:style-name="T4">CM:</text:span> eine staging-Umgebung für die Redakteure einrichten, wo sie die einzelnen Portalseiten mit den Infos befüllen können, die dann live ausgerollt werden, wenn die Infos komplett sind.</text:p>
      <text:p text:style-name="P5"/>
      <text:p text:style-name="P21">4. <text:span text:style-name="T30">Migrationsstrategie</text:span></text:p>
      <text:p text:style-name="P12">Vorschlag <text:span text:style-name="T2">BP: </text:span>um zu verhindern, dass <text:span text:style-name="T19">bei der Einführung der neuen Startseite</text:span> lediglich die Startseite neu aussieht und die übrigen Seiten gleich bleiben, k<text:span text:style-name="T20">ann</text:span> man ein<text:span text:style-name="T20">e</text:span> Hybrid-<text:span text:style-name="T20">Variante</text:span> machen: den Header- <text:span text:style-name="T20">und Footer</text:span>-Bereich der neuen Startseite auch für alle Unterseiten übernehmen und den übrigen Inhalt vor der Migration noch in der alten Form behalten.</text:p>
      <text:p text:style-name="P11"><text:span text:style-name="T5">T</text:span><text:span text:style-name="T6">ODO</text:span> <text:span text:style-name="T9">A</text:span><text:span text:style-name="T12">F</text:span><text:span text:style-name="T9">:</text:span> eine Beispielseite machen, wie <text:span text:style-name="T20">eine solche</text:span> Hybridversion bei <text:span text:style-name="T21">einem Infoportal</text:span> aussehen könnte.</text:p>
      <text:p text:style-name="P18"><text:soft-page-break/>Überlegungen, wie die Einführung der neuen Startseite erfolgen könnte. 3 Möglichkeiten sind zu betrachten:</text:p>
      <text:p text:style-name="P30">a) <text:span text:style-name="T23">Einführung der neuen </text:span><text:span text:style-name="T22">Startseite </text:span><text:span text:style-name="T23">und sukzessiver Umzug aller Inhalte</text:span><text:span text:style-name="T22">:</text:span> lediglich die Startseite wird aktualisiert, der Rest vom Intranet bleibt beim alten Layout bis die Migration von Drupal 7 auf Drupal 9 erfolgt ist. In Drupal 9 haben dann auch die Unterseiten ein neues Layout, das mit dem Layout der Startseite harmoniert. <text:span text:style-name="T24">Die Inhalte der Portalseiten werden nach und nach im neuen Intranet (Drupal 9-Basis) von den Redakteuren eingepflegt (siehe auch Punkt 3 der Zusammenfassung).</text:span></text:p>
      <text:p text:style-name="P30"/>
      <text:p text:style-name="P30">b) <text:span text:style-name="T22">Hybrid-Lösung:</text:span> die neue Startseite wird eingeführt und der Kopf- und Fußbereich aller Intranet-Unterseiten werden von der neuen Startseite übernommen (siehe <text:span text:style-name="T39">Vorschlag </text:span><text:span text:style-name="T3">BP</text:span><text:span text:style-name="T39"> zu Beginn von </text:span>Punkt 4 der Zusammenfassung). So wäre der Kopf- und Fußbereich auf allen Intranet-Seiten identisch – so wie sie im Startseiten-Mockup entwickelt wurden - und der Content-Bereich bleibt noch beim alten Layout und der alten Struktur.</text:p>
      <text:p text:style-name="P30"/>
      <text:p text:style-name="P30">c) <text:span text:style-name="T22">Big Bang:</text:span> die Einführung der neuen Startseite erfolgt erst dann, wenn die gesamte Migration von Drupal 7 auf Drupal 9 erfolgt ist und das neue Intranet dann auf einmal in seiner Gesamtheit eingeführt wird – also Startseite und Unterseiten.</text:p>
      <text:p text:style-name="P10"/>
      <text:p text:style-name="P22"><text:span text:style-name="T31">5. offene Baustellen (Teil 1)</text:span></text:p>
      <text:p text:style-name="P13"><text:span text:style-name="T4">CM:</text:span> <text:span text:style-name="T14">es sind 3 Baustellen offen:</text:span></text:p>
      <text:p text:style-name="P31"><text:span text:style-name="T14">a) Redesign der Startseite – läuft schon (Startseiten-Mockup)</text:span></text:p>
      <text:p text:style-name="P32"><text:span text:style-name="T14">b) Struktur des gesamten Seitenbaums muss überarbeitet werden. Fragestellung: nach welcher Hierarchie sollen die Infos angeordnet werden? Gegenwärtig hängt die Infostruktur an der Organisationsstruktur. </text:span></text:p>
      <text:p text:style-name="P32"><text:span text:style-name="T14">c) Struktur der internen Abteilungspages soll überarbeitet werden. Bzw. ein Grundlagentemplate für alle Unterseiten</text:span> <text:span text:style-name="T14">soll entwickelt werden. Dabei ist nicht nur auf die LKA-internen Seiten zu achten, sondern auch auf Intranet-Seiten für die Fläche, z.B. Büros.</text:span></text:p>
      <text:p text:style-name="P14"/>
      <text:p text:style-name="P23"><text:span text:style-name="T31">6</text:span>. <text:span text:style-name="T31">Informationsstruktur</text:span></text:p>
      <text:p text:style-name="P15"><text:span text:style-name="T2">BP:</text:span> Überlegungen zur neuen Informationsstruktur sind notwendig, da sich die bisherige Informationsstruktur stark an den Handlungsfeldern orientiert hat, die kaum genutzt werden und im neuen Intranet gestrichen sind – daher sind sie auch im Mockup der neuen <text:soft-page-break/>Startseite nicht enthalten. Am populärsten im Intranet sind nicht die Infoportale, sondern die Anwendungen.</text:p>
      <text:p text:style-name="P14"><text:span text:style-name="T4">CM </text:span>möchte die Klickzahlen zu Handlungsfeldern im Vergleich zu Anwendungen sehen.</text:p>
      <text:p text:style-name="P14"><text:span text:style-name="T4">CM:</text:span> eventuell können die Seiten der einzelnen Abteilungen schlanker gemacht werden, indem künftig <text:span text:style-name="T27">einige </text:span>Infos aus den Abteilungsseiten in <text:span text:style-name="T27">einen </text:span>allgemeinen Bereich ausgelagert werden, wo auch Informationen aus den Handlungsfeldern unterkommen können.</text:p>
      <text:p text:style-name="P16"/>
      <text:p text:style-name="P24"><text:span text:style-name="T32">7</text:span>. Redaktionskonferenz</text:p>
      <text:p text:style-name="P17">Vorschlag <text:span text:style-name="T4">CM:</text:span> bei der Redaktionskonferenz treffen sich die Redakteure aller Portale bzw. aller Abteilungen, um die Seitennutzung und die Optimierung der Seiten zu besprechen. Entscheidungen über künftigen Informationsaufbau sollen von der R<text:span text:style-name="T33">edaktionskonferenz</text:span> mitbestimmt werden.</text:p>
      <text:p text:style-name="P17"/>
      <text:p text:style-name="P25"><text:span text:style-name="T34">8</text:span>. offene Baustellen <text:span text:style-name="T34">(Teil 2)</text:span></text:p>
      <text:p text:style-name="P17"><text:span text:style-name="T4">CM</text:span> und <text:span text:style-name="T2">BP</text:span> tragen offene Baustellen <text:span text:style-name="T15">zusammen, die für die Einführung des neuen Intranets notwendig sind:</text:span></text:p>
      <text:p text:style-name="P28">I. Startseite </text:p>
      <text:p text:style-name="P28">II. Struktur</text:p>
      <text:p text:style-name="P28">III. Grundtemplate Unterseiten</text:p>
      <text:p text:style-name="P28">IV. Migrationsstrategie (siehe Punkt <text:span text:style-name="T38">4 der Zusammenfassung</text:span>)</text:p>
      <text:p text:style-name="P28">V. Suche</text:p>
      <text:p text:style-name="P28">VI. Benutzer / Benutzergruppen</text:p>
      <text:p text:style-name="P28">VII. Mobiles Konzept</text:p>
      <text:p text:style-name="P28">VIII. Organisationen</text:p>
      <text:p text:style-name="P28">IX. Personalisierung</text:p>
      <text:p text:style-name="P28">X. Apps/ Webformulare</text:p>
      <text:p text:style-name="P28">XI. Kollaboration</text:p>
      <text:p text:style-name="P28">XII. Kommunikation / Chat</text:p>
      <text:p text:style-name="P28">XIII. Produktivitä<text:span text:style-name="T16">t</text:span>stools</text:p>
      <text:p text:style-name="P29"/>
      <text:p text:style-name="P33">Die Nummerierung der Punkte ist eine laufende Nummer und ist nicht als Reihenfolge oder Priorität zu verstehen. </text:p>
      <text:p text:style-name="P33">Die Punkte <text:span text:style-name="T17">XI bis XIII gehören thematisch zu einem Strang zusammen.</text:span></text:p>
      <text:p text:style-name="P33"/>
      <text:p text:style-name="P35"><text:soft-page-break/>10. <text:span text:style-name="T35">Workshop mit dem gesamten Intranet-Team</text:span></text:p>
      <text:p text:style-name="P34">Die aufgeführten Baustellen sollen in einem Workshop mit dem gesamten Intranet-Team besprochen werden. </text:p>
      <text:p text:style-name="P34"><text:span text:style-name="T36">Themen des Workshops: </text:span></text:p>
      <text:list xml:id="list2004335426" text:style-name="L1">
        <text:list-item>
          <text:p text:style-name="P27">eine Entscheidung bezüglich der Migrationsstrategie <text:span text:style-name="T36">soll </text:span>getroffen werden <text:span text:style-name="T36">(siehe Punkt 4 der Zusammenfassung)</text:span></text:p>
        </text:list-item>
        <text:list-item>
          <text:p text:style-name="P27">ein Konzept für die Weiterentwicklung des Intranets <text:span text:style-name="T37">soll </text:span>diskutiert werden</text:p>
        </text:list-item>
        <text:list-item>
          <text:p text:style-name="P27">ein Projektplan für die Durchführung der Punkte I. bis <text:s/>XIII. <text:span text:style-name="T37">soll a</text:span>ufgestellt und die Verantwortlichen und Mitarbeiter für die einzelnen Baustellen festgelegt werd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5:17:57.040089238</meta:creation-date>
    <dc:date>2020-10-06T15:43:09.543467962</dc:date>
    <meta:editing-duration>PT4H6M13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4" meta:paragraph-count="53" meta:word-count="803" meta:character-count="5811" meta:non-whitespace-character-count="5054"/>
  </office:meta>
</office:document-meta>
</file>